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master-page-name="MP0">
      <style:paragraph-properties style:page-number="auto" fo:break-before="page"/>
    </style:style>
    <style:style style:name="P2" style:family="paragraph" style:parent-style-name="Párrafo_20_de_20_lista" style:list-style-name="L1"/>
    <style:style style:name="T1" style:family="text">
      <style:text-properties fo:language="en" fo:country="US"/>
    </style:style>
    <text:list-style style:name="L1">
      <text:list-level-style-number text:level="1" text:style-name="WW_5f_CharLFO2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Fuente_20_de_20_párrafo_20_predeter."><text:span text:style-name="T1">Methylation of CpG dinucleotides in the promoter of genes involved in the oncogenic process is considered a key process contributing to tumor initiation and/or progression. Methylation often acts by inhibiting the expression of the gene, that is the more methylated is the gene the less it is expressed, but if methylation is absent or low then any values of expression, high or low, can be found. This suggests that a way to select genes regulated by methylation may be look for patterns in the relation between gene expression and methylation consistent with this form of regulation, such as L-shapes. In a previous work [1] we compared several methods ((i) Negative Correlation (ii) Selection Based on Conditional Mutual information and (iii) Clustering based on Splines Regression) to select L-shaped genes and tested them on an ongoing study on colon cancer. The CMI method proved to be a good approach but it has two main drawbacks: it works well mainly when sample size is big (hundreds more than dozens), and (ii) It selects well defined patterns but fails when these are less clear. In this work we propose a heuristic algorithm that mimics the process of visually selecting an L-shape. The algorithm works by decomposing the scatterplot region on a 3x3 grid and assigning a minimum and maximum percentage of points and a weight to each sub-region, allowing for a flexible selection on a variety of shapes. We have tested the method against CMI and naïve correlation on several public and private datasets and, despite not being able to quantify its accuracy -because no dataset with “TRUE” L-shaped genes is available- its performance seems to be very good especially due to its flexibility. The method is available as an R package and as a Shiny application both available from github (</text:span></text:span><text:a xlink:type="simple" xlink:href="http://github.com/alexsanchezpla" office:target-frame-name="_top" xlink:show="replace" text:style-name="Internet_20_link" text:visited-style-name="Visited_20_Internet_20_Link"><text:span text:style-name="Hipervínculo"><text:span text:style-name="T1">http://github.com/alexsanchezpla</text:span></text:span></text:a><text:span text:style-name="Fuente_20_de_20_párrafo_20_predeter."><text:span text:style-name="T1">).</text:span></text:span></text:p>
      <text:list xml:id="list2781497466" text:style-name="L1">
        <text:list-item>
          <text:p text:style-name="P2"><text:span text:style-name="Fuente_20_de_20_párrafo_20_predeter."><text:span text:style-name="T1">Integrative analysis to select genes regulated by methylation in a cancer colon study Trends in Mathematics. 2017 |. DOI:10.1007/978-3-319-55639-0_9.</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Énfasis" style:family="text" style:parent-style-name="Fuente_20_de_20_párrafo_20_predeter.">
      <style:text-properties fo:font-style="italic" style:font-style-asian="italic" style:font-style-complex="italic"/>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808080" fo:background-color="#e6e6e6"/>
    </style:style>
    <style:style style:name="WW_5f_CharLFO1LVL1" style:display-name="WW_CharLFO1LVL1" style:family="text">
      <style:text-properties fo:color="#6a6a6a"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_5f_CharLFO2LVL1" style:display-name="WW_CharLFO2LVL1" style:family="text">
      <style:text-properties fo:color="#6a6a6a"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Alexandre Sanchez Pla</meta:initial-creator>
    <dc:creator>Alexandre Sanchez Pla</dc:creator>
    <meta:creation-date>2018-01-19T21:41:00Z</meta:creation-date>
    <dc:date>2018-01-19T23:10:00Z</dc:date>
    <meta:editing-cycles>1</meta:editing-cycles>
    <meta:editing-duration>PT5340S</meta:editing-duration>
    <meta:document-statistic meta:table-count="0" meta:image-count="0" meta:object-count="0" meta:page-count="1" meta:paragraph-count="2" meta:word-count="319" meta:character-count="1982" meta:non-whitespace-character-count="1666"/>
    <meta:template xlink:type="simple" xlink:actuate="onRequest" xlink:title="" xlink:href="../../../../../TreballsMeus/diegoarango-metilacio/Selecting_GRM/Treballs_nostres/IBS-Barcelona-2018/A%20heuristic%20algorithm%20to%20select%20genes%20potentially%20regulated%20by%20methylation.odt/Normal.dotm"/>
  </office:meta>
</office:document-meta>
</file>